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18cm"/>
    </style:style>
    <style:style style:name="co3" style:family="table-column">
      <style:table-column-properties fo:break-before="auto" style:column-width="3.182cm"/>
    </style:style>
    <style:style style:name="co4" style:family="table-column">
      <style:table-column-properties fo:break-before="auto" style:column-width="3.374cm"/>
    </style:style>
    <style:style style:name="co5" style:family="table-column">
      <style:table-column-properties fo:break-before="auto" style:column-width="3.969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4.648cm"/>
    </style:style>
    <style:style style:name="co9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CA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ce5" style:family="table-cell" style:parent-style-name="Bad" style:data-style-name="N10104"/>
    <style:style style:name="ce6" style:family="table-cell" style:parent-style-name="Default" style:data-style-name="N10104"/>
    <style:style style:name="ce7" style:family="table-cell" style:parent-style-name="Good" style:data-style-name="N104"/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able-cell-properties fo:background-color="#ffff00"/>
    </style:style>
    <style:style style:name="ce11" style:family="table-cell" style:parent-style-name="Default" style:data-style-name="N11">
      <style:table-cell-properties fo:background-color="#ffff00"/>
    </style:style>
    <style:style style:name="ce12" style:family="table-cell" style:parent-style-name="Default" style:data-style-name="N3"/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 style:data-style-name="N3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Problem 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6"/>
        <table:table-column table:style-name="co5" table:default-cell-style-name="ce7"/>
        <table:table-column table:style-name="co1" table:default-cell-style-name="ce7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office:value-type="string" calcext:value-type="string">
            <text:p>i</text:p>
          </table:table-cell>
          <table:table-cell table:style-name="ce3" office:value-type="percentage" office:value="0.04" calcext:value-type="percentage">
            <text:p>4.00%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Year</text:p>
          </table:table-cell>
          <table:table-cell table:style-name="ce4" office:value-type="string" calcext:value-type="string">
            <text:p>Construction Cost</text:p>
          </table:table-cell>
          <table:table-cell table:style-name="ce1" office:value-type="string" calcext:value-type="string">
            <text:p>End-of-Year Benefit</text:p>
          </table:table-cell>
          <table:table-cell table:style-name="ce1" office:value-type="string" calcext:value-type="string">
            <text:p>End-of-year Benefit PW</text:p>
          </table:table-cell>
          <table:table-cell table:style-name="ce1" office:value-type="string" calcext:value-type="string">
            <text:p>PW</text:p>
          </table:table-cell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office:value-type="currency" office:currency="CAD" office:value="230000" calcext:value-type="currency">
            <text:p>$230,000.00</text:p>
          </table:table-cell>
          <table:table-cell office:value-type="currency" office:currency="CAD" office:value="10000" calcext:value-type="currency">
            <text:p>$10,000.00</text:p>
          </table:table-cell>
          <table:table-cell table:formula="of:=[.D5]*(1-(1+[.$C$2])^-15)/[.$C$2]+2000*((1+[.$C$2])^15-([.$C$2]*15)-1)/([.$C$2]^2*(1+[.$C$2])^15)" office:value-type="currency" office:currency="CAD" office:value="250654.868895131" calcext:value-type="currency">
            <text:p>$250,654.87</text:p>
          </table:table-cell>
          <table:table-cell table:formula="of:=[.E5]-[.C5]" office:value-type="currency" office:currency="CAD" office:value="20654.8688951315" calcext:value-type="currency">
            <text:p>$20,654.87</text:p>
          </table:table-cell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table:formula="of:=[.C5]*1.075" office:value-type="currency" office:currency="CAD" office:value="247250" calcext:value-type="currency">
            <text:p>$247,250.00</text:p>
          </table:table-cell>
          <table:table-cell table:formula="of:=[.D5]+2000" office:value-type="currency" office:currency="CAD" office:value="12000" calcext:value-type="currency">
            <text:p>$12,000.00</text:p>
          </table:table-cell>
          <table:table-cell table:formula="of:=[.D6]*(1-(1+[.$C$2])^-15)/[.$C$2]+2000*((1+[.$C$2])^15-([.$C$2]*15)-1)/([.$C$2]^2*(1+[.$C$2])^15)" office:value-type="currency" office:currency="CAD" office:value="272891.643759468" calcext:value-type="currency">
            <text:p>$272,891.64</text:p>
          </table:table-cell>
          <table:table-cell table:formula="of:=[.E6]-[.C6]" office:value-type="currency" office:currency="CAD" office:value="25641.6437594678" calcext:value-type="currency">
            <text:p>$25,641.64</text:p>
          </table:table-cell>
        </table:table-row>
        <table:table-row table:style-name="ro1">
          <table:table-cell/>
          <table:table-cell office:value-type="float" office:value="2027" calcext:value-type="float">
            <text:p>2027</text:p>
          </table:table-cell>
          <table:table-cell table:formula="of:=[.C6]*1.075" office:value-type="currency" office:currency="CAD" office:value="265793.75" calcext:value-type="currency">
            <text:p>$265,793.75</text:p>
          </table:table-cell>
          <table:table-cell table:formula="of:=[.D6]+2000" office:value-type="currency" office:currency="CAD" office:value="14000" calcext:value-type="currency">
            <text:p>$14,000.00</text:p>
          </table:table-cell>
          <table:table-cell table:formula="of:=[.D7]*(1-(1+[.$C$2])^-15)/[.$C$2]+2000*((1+[.$C$2])^15-([.$C$2]*15)-1)/([.$C$2]^2*(1+[.$C$2])^15)" office:value-type="currency" office:currency="CAD" office:value="295128.418623804" calcext:value-type="currency">
            <text:p>$295,128.42</text:p>
          </table:table-cell>
          <table:table-cell table:formula="of:=[.E7]-[.C7]" office:value-type="currency" office:currency="CAD" office:value="29334.668623804" calcext:value-type="currency">
            <text:p>$29,334.67</text:p>
          </table:table-cell>
        </table:table-row>
        <table:table-row table:style-name="ro1">
          <table:table-cell/>
          <table:table-cell office:value-type="float" office:value="2028" calcext:value-type="float">
            <text:p>2028</text:p>
          </table:table-cell>
          <table:table-cell table:formula="of:=[.C7]*1.075" office:value-type="currency" office:currency="CAD" office:value="285728.28125" calcext:value-type="currency">
            <text:p>$285,728.28</text:p>
          </table:table-cell>
          <table:table-cell table:formula="of:=[.D7]+2000" office:value-type="currency" office:currency="CAD" office:value="16000" calcext:value-type="currency">
            <text:p>$16,000.00</text:p>
          </table:table-cell>
          <table:table-cell table:formula="of:=[.D8]*(1-(1+[.$C$2])^-15)/[.$C$2]+2000*((1+[.$C$2])^15-([.$C$2]*15)-1)/([.$C$2]^2*(1+[.$C$2])^15)" office:value-type="currency" office:currency="CAD" office:value="317365.19348814" calcext:value-type="currency">
            <text:p>$317,365.19</text:p>
          </table:table-cell>
          <table:table-cell table:formula="of:=[.E8]-[.C8]" office:value-type="currency" office:currency="CAD" office:value="31636.9122381402" calcext:value-type="currency">
            <text:p>$31,636.91</text:p>
          </table:table-cell>
        </table:table-row>
        <table:table-row table:style-name="ro1">
          <table:table-cell/>
          <table:table-cell office:value-type="float" office:value="2029" calcext:value-type="float">
            <text:p>2029</text:p>
          </table:table-cell>
          <table:table-cell table:formula="of:=[.C8]*1.075" office:value-type="currency" office:currency="CAD" office:value="307157.90234375" calcext:value-type="currency">
            <text:p>$307,157.90</text:p>
          </table:table-cell>
          <table:table-cell table:formula="of:=[.D8]+2000" office:value-type="currency" office:currency="CAD" office:value="18000" calcext:value-type="currency">
            <text:p>$18,000.00</text:p>
          </table:table-cell>
          <table:table-cell table:formula="of:=[.D9]*(1-(1+[.$C$2])^-15)/[.$C$2]+2000*((1+[.$C$2])^15-([.$C$2]*15)-1)/([.$C$2]^2*(1+[.$C$2])^15)" office:value-type="currency" office:currency="CAD" office:value="339601.968352477" calcext:value-type="currency">
            <text:p>$339,601.97</text:p>
          </table:table-cell>
          <table:table-cell table:formula="of:=[.E9]-[.C9]" office:value-type="currency" office:currency="CAD" office:value="32444.0660087265" calcext:value-type="currency">
            <text:p>$32,444.07</text:p>
          </table:table-cell>
        </table:table-row>
        <table:table-row table:style-name="ro1">
          <table:table-cell/>
          <table:table-cell office:value-type="float" office:value="2030" calcext:value-type="float">
            <text:p>2030</text:p>
          </table:table-cell>
          <table:table-cell table:formula="of:=[.C9]*1.075" office:value-type="currency" office:currency="CAD" office:value="330194.745019531" calcext:value-type="currency">
            <text:p>$330,194.75</text:p>
          </table:table-cell>
          <table:table-cell table:formula="of:=[.D9]+2000" office:value-type="currency" office:currency="CAD" office:value="20000" calcext:value-type="currency">
            <text:p>$20,000.00</text:p>
          </table:table-cell>
          <table:table-cell table:formula="of:=[.D10]*(1-(1+[.$C$2])^-15)/[.$C$2]+2000*((1+[.$C$2])^15-([.$C$2]*15)-1)/([.$C$2]^2*(1+[.$C$2])^15)" office:value-type="currency" office:currency="CAD" office:value="361838.743216813" calcext:value-type="currency">
            <text:p>$361,838.74</text:p>
          </table:table-cell>
          <table:table-cell table:formula="of:=[.E10]-[.C10]" office:value-type="currency" office:currency="CAD" office:value="31643.9981972815" calcext:value-type="currency">
            <text:p>$31,644.00</text:p>
          </table:table-cell>
        </table:table-row>
      </table:table>
      <table:table table:name="Problem 3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ce9"/>
        <table:table-row table:style-name="ro1"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Cost of Garbage Pickup</text:p>
          </table:table-cell>
          <table:table-cell office:value-type="float" office:value="4500000" calcext:value-type="float">
            <text:p>4,500,000.00</text:p>
          </table:table-cell>
        </table:table-row>
        <table:table-row table:style-name="ro1">
          <table:table-cell/>
          <table:table-cell office:value-type="string" calcext:value-type="string">
            <text:p>Year 2</text:p>
          </table:table-cell>
          <table:table-cell table:formula="of:=[.C2]*1.06*1.03" office:value-type="float" office:value="4913100" calcext:value-type="float">
            <text:p>4,913,100.00</text:p>
          </table:table-cell>
        </table:table-row>
        <table:table-row table:style-name="ro1">
          <table:table-cell/>
          <table:table-cell table:style-name="ce8" office:value-type="string" calcext:value-type="string">
            <text:p>Year 3</text:p>
          </table:table-cell>
          <table:table-cell table:style-name="ce10" table:formula="of:=[.C3]*1.06*1.03" office:value-type="float" office:value="5364122.58" calcext:value-type="float">
            <text:p>5,364,122.5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Inflation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/>
          <table:table-cell table:style-name="ce8" office:value-type="string" calcext:value-type="string">
            <text:p>Year 3 Inflation Adjusted</text:p>
          </table:table-cell>
          <table:table-cell table:style-name="ce10" table:formula="of:=[.C4]/((1+[.C6])^[.C7])" office:value-type="float" office:value="4959432.85872781" calcext:value-type="float">
            <text:p>4,959,432.86</text:p>
          </table:table-cell>
        </table:table-row>
      </table:table>
      <table:table table:name="Problem 4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ce6"/>
        <table:table-column table:style-name="co8" table:default-cell-style-name="ce6"/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Annual payments</text:p>
          </table:table-cell>
          <table:table-cell table:style-name="Default" office:value-type="string" calcext:value-type="string">
            <text:p>Net Benefits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otal (Adjusted for Inflation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6" office:value-type="currency" office:currency="CAD" office:value="0" calcext:value-type="currency">
            <text:p>$0.00</text:p>
          </table:table-cell>
          <table:table-cell office:value-type="currency" office:currency="CAD" office:value="0" calcext:value-type="currency">
            <text:p>$0.00</text:p>
          </table:table-cell>
          <table:table-cell table:formula="of:=[.D3]-[.C3]" office:value-type="currency" office:currency="CAD" office:value="0" calcext:value-type="currency">
            <text:p>$0.00</text:p>
          </table:table-cell>
          <table:table-cell table:formula="of:=[.E3]/((1.06)^[.B3])" office:value-type="currency" office:currency="CAD" office:value="0" calcext:value-type="currency">
            <text:p>$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" office:value-type="currency" office:currency="CAD" office:value="12000" calcext:value-type="currency">
            <text:p>$12,000.00</text:p>
          </table:table-cell>
          <table:table-cell office:value-type="currency" office:currency="CAD" office:value="0" calcext:value-type="currency">
            <text:p>$0.00</text:p>
          </table:table-cell>
          <table:table-cell table:formula="of:=[.D4]-[.C4]" office:value-type="currency" office:currency="CAD" office:value="-12000" calcext:value-type="currency">
            <text:p>-$12,000.00</text:p>
          </table:table-cell>
          <table:table-cell table:formula="of:=[.E4]/((1.06)^[.B4])" office:value-type="currency" office:currency="CAD" office:value="-11320.7547169811" calcext:value-type="currency">
            <text:p>-$11,320.7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currency" office:currency="CAD" office:value="12000" calcext:value-type="currency">
            <text:p>$12,000.00</text:p>
          </table:table-cell>
          <table:table-cell office:value-type="currency" office:currency="CAD" office:value="0" calcext:value-type="currency">
            <text:p>$0.00</text:p>
          </table:table-cell>
          <table:table-cell table:formula="of:=[.D5]-[.C5]" office:value-type="currency" office:currency="CAD" office:value="-12000" calcext:value-type="currency">
            <text:p>-$12,000.00</text:p>
          </table:table-cell>
          <table:table-cell table:formula="of:=[.E5]/((1.06)^[.B5])" office:value-type="currency" office:currency="CAD" office:value="-10679.9572801709" calcext:value-type="currency">
            <text:p>-$10,679.96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" office:value-type="currency" office:currency="CAD" office:value="12000" calcext:value-type="currency">
            <text:p>$12,000.00</text:p>
          </table:table-cell>
          <table:table-cell office:value-type="currency" office:currency="CAD" office:value="40000" calcext:value-type="currency">
            <text:p>$40,000.00</text:p>
          </table:table-cell>
          <table:table-cell table:formula="of:=[.D6]-[.C6]" office:value-type="currency" office:currency="CAD" office:value="28000" calcext:value-type="currency">
            <text:p>$28,000.00</text:p>
          </table:table-cell>
          <table:table-cell table:formula="of:=[.E6]/((1.06)^[.B6])" office:value-type="currency" office:currency="CAD" office:value="23509.3399249045" calcext:value-type="currency">
            <text:p>$23,509.34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IRR</text:p>
          </table:table-cell>
          <table:table-cell table:style-name="ce11" table:formula="of:=IRR([.E3:.E6])" office:value-type="percentage" office:value="0.107275126832156" calcext:value-type="percentage">
            <text:p>10.73%</text:p>
          </table:table-cell>
          <table:table-cell table:style-name="ce11" table:formula="of:=IRR([.F3:.F6])" office:value-type="percentage" office:value="0.0445991762567359" calcext:value-type="percentage">
            <text:p>4.46%</text:p>
          </table:table-cell>
        </table:table-row>
      </table:table>
      <table:table table:name="Problem 5" table:style-name="ta1">
        <table:table-column table:style-name="co1" table:number-columns-repeated="2" table:default-cell-style-name="Default"/>
        <table:table-column table:style-name="co1" table:default-cell-style-name="ce12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Cost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0000000" calcext:value-type="float">
            <text:p>20,000,000</text:p>
          </table:table-cell>
          <table:table-cell/>
          <table:table-cell table:style-name="ce13"/>
          <table:table-cell table:style-name="ce13" office:value-type="string" calcext:value-type="string">
            <text:p>Optimistic</text:p>
          </table:table-cell>
          <table:table-cell table:style-name="ce13" office:value-type="string" calcext:value-type="string">
            <text:p>Most Likely</text:p>
          </table:table-cell>
          <table:table-cell table:style-name="ce13" office:value-type="string" calcext:value-type="string">
            <text:p>Pessimistic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3]*1.08" office:value-type="float" office:value="21600000" calcext:value-type="float">
            <text:p>21,600,000</text:p>
          </table:table-cell>
          <table:table-cell/>
          <table:table-cell table:style-name="ce13" office:value-type="string" calcext:value-type="string">
            <text:p>Future Value</text:p>
          </table:table-cell>
          <table:table-cell table:style-name="ce14" table:formula="of:=SUM([.C3:.C8])" office:value-type="float" office:value="146718580.736" calcext:value-type="float">
            <text:p>146,718,581</text:p>
          </table:table-cell>
          <table:table-cell table:style-name="ce14" table:formula="of:==SUM([.C3:.C11])" office:value-type="float" office:value="249751156.776108" calcext:value-type="float">
            <text:p>249,751,157</text:p>
          </table:table-cell>
          <table:table-cell table:style-name="ce14" table:formula="of:=SUM([.C3:.C18])" office:value-type="float" office:value="606485660.833533" calcext:value-type="float">
            <text:p>606,485,66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4]*1.08" office:value-type="float" office:value="23328000" calcext:value-type="float">
            <text:p>23,328,000</text:p>
          </table:table-cell>
          <table:table-cell/>
          <table:table-cell table:style-name="ce13" office:value-type="string" calcext:value-type="string">
            <text:p>Present Worth</text:p>
          </table:table-cell>
          <table:table-cell table:style-name="ce14" table:formula="of:=[.F4]/((1.08)^5)" office:value-type="float" office:value="99854200.7415617" calcext:value-type="float">
            <text:p>99,854,201</text:p>
          </table:table-cell>
          <table:table-cell table:style-name="ce14" table:formula="of:=[.G4]/((1.08)^8)" office:value-type="float" office:value="134932778.874506" calcext:value-type="float">
            <text:p>134,932,779</text:p>
          </table:table-cell>
          <table:table-cell table:style-name="ce14" table:formula="of:=[.H4]/((1.08)^12)" office:value-type="float" office:value="240843800.338502" calcext:value-type="float">
            <text:p>240,843,8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5]*1.08" office:value-type="float" office:value="25194240" calcext:value-type="float">
            <text:p>25,194,2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6]*1.08" office:value-type="float" office:value="27209779.2" calcext:value-type="float">
            <text:p>27,209,7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7]*1.08" office:value-type="float" office:value="29386561.536" calcext:value-type="float">
            <text:p>29,386,562</text:p>
          </table:table-cell>
          <table:table-cell table:number-columns-repeated="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]*1.08" office:value-type="float" office:value="31737486.45888" calcext:value-type="float">
            <text:p>31,737,4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C9]*1.08" office:value-type="float" office:value="34276485.3755904" calcext:value-type="float">
            <text:p>34,276,485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0]*1.08" office:value-type="float" office:value="37018604.2056377" calcext:value-type="float">
            <text:p>37,018,6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C11]*1.08" office:value-type="float" office:value="39980092.5420887" calcext:value-type="float">
            <text:p>39,980,09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12]*1.08" office:value-type="float" office:value="43178499.9454558" calcext:value-type="float">
            <text:p>43,178,5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C13]*1.08" office:value-type="float" office:value="46632779.9410922" calcext:value-type="float">
            <text:p>46,632,78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C14]*1.08" office:value-type="float" office:value="50363402.3363796" calcext:value-type="float">
            <text:p>50,363,4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C15]*1.08" office:value-type="float" office:value="54392474.52329" calcext:value-type="float">
            <text:p>54,392,4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C16]*1.08" office:value-type="float" office:value="58743872.4851532" calcext:value-type="float">
            <text:p>58,743,87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C17]*1.08" office:value-type="float" office:value="63443382.2839654" calcext:value-type="float">
            <text:p>63,443,3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style:scale-to-pages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9T17:04:13.915000000</meta:creation-date>
    <dc:date>2023-03-12T19:26:54.823000000</dc:date>
    <meta:editing-duration>P3DT2H22M40S</meta:editing-duration>
    <meta:editing-cycles>3</meta:editing-cycles>
    <meta:generator>LibreOffice/7.4.0.3$Windows_X86_64 LibreOffice_project/f85e47c08ddd19c015c0114a68350214f7066f5a</meta:generator>
    <meta:print-date>2023-03-10T17:17:20.378000000</meta:print-date>
    <meta:document-statistic meta:table-count="4" meta:cell-count="122" meta:object-count="0"/>
  </office:meta>
</office:document-meta>
</file>